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P2" style:family="paragraph" style:parent-style-name="Standard" style:list-style-name="L1">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3" style:family="paragraph" style:parent-style-name="Standard" style:list-style-name="L3">
      <style:text-properties fo:color="#000000" fo:font-size="13pt" style:text-underline-style="none" fo:font-weight="bold" officeooo:rsid="0000e75b" officeooo:paragraph-rsid="0000e75b" style:font-size-asian="11.3500003814697pt" style:font-weight-asian="bold" style:font-size-complex="13pt" style:font-weight-complex="bold"/>
    </style:style>
    <style:style style:name="P4" style:family="paragraph" style:parent-style-name="Standard" style:list-style-name="L3">
      <style:text-properties fo:color="#000000" fo:font-size="13pt" style:text-underline-style="none" fo:font-weight="bold" officeooo:rsid="0002126c" officeooo:paragraph-rsid="0002126c" style:font-size-asian="11.3500003814697pt" style:font-weight-asian="bold" style:font-size-complex="13pt" style:font-weight-complex="bold"/>
    </style:style>
    <style:style style:name="P5" style:family="paragraph" style:parent-style-name="Standard" style:list-style-name="L2">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6" style:family="paragraph" style:parent-style-name="Standard">
      <style:text-properties fo:color="#333333" fo:font-size="13pt" style:text-underline-style="none" fo:font-weight="bold" officeooo:rsid="0000e75b" officeooo:paragraph-rsid="0000e75b" style:font-size-asian="11.3500003814697pt" style:font-weight-asian="bold" style:font-size-complex="13pt" style:font-weight-complex="bold"/>
    </style:style>
    <style:style style:name="P7" style:family="paragraph" style:parent-style-name="Standard" style:list-style-name="L3">
      <style:text-properties fo:color="#666666" fo:font-size="13pt" style:text-underline-style="none" fo:font-weight="bold" officeooo:rsid="0000e75b" officeooo:paragraph-rsid="0000e75b" style:font-size-asian="11.3500003814697pt" style:font-weight-asian="bold" style:font-size-complex="13pt" style:font-weight-complex="bold"/>
    </style:style>
    <style:style style:name="P8" style:family="paragraph" style:parent-style-name="Standard" style:list-style-name="L4">
      <style:text-properties fo:color="#666666" fo:font-weight="bold" officeooo:paragraph-rsid="0002126c" style:font-weight-asian="bold" style:font-weight-complex="bold"/>
    </style:style>
    <style:style style:name="P9" style:family="paragraph" style:parent-style-name="Standard" style:list-style-name="L4">
      <style:text-properties officeooo:paragraph-rsid="0002126c"/>
    </style:style>
    <style:style style:name="P10" style:family="paragraph" style:parent-style-name="Standard" style:list-style-name="L4">
      <style:text-properties officeooo:paragraph-rsid="000e4ef9"/>
    </style:style>
    <style:style style:name="P11" style:family="paragraph" style:parent-style-name="Standard">
      <style:text-properties officeooo:paragraph-rsid="000e4ef9"/>
    </style:style>
    <style:style style:name="P12" style:family="paragraph" style:parent-style-name="Text_20_body">
      <style:text-properties officeooo:paragraph-rsid="000e4ef9"/>
    </style:style>
    <style:style style:name="P13" style:family="paragraph" style:parent-style-name="Text_20_body">
      <style:text-properties officeooo:paragraph-rsid="00135284"/>
    </style:style>
    <style:style style:name="P14" style:family="paragraph" style:parent-style-name="Text_20_body" style:list-style-name="L8">
      <style:text-properties officeooo:paragraph-rsid="00135284"/>
    </style:style>
    <style:style style:name="P15" style:family="paragraph" style:parent-style-name="Text_20_body" style:list-style-name="L8">
      <style:text-properties officeooo:paragraph-rsid="00135938"/>
    </style:style>
    <style:style style:name="P16" style:family="paragraph" style:parent-style-name="Text_20_body">
      <style:text-properties officeooo:paragraph-rsid="0013e1eb"/>
    </style:style>
    <style:style style:name="T1" style:family="text">
      <style:text-properties fo:color="#ff6600" fo:font-size="18pt" style:text-underline-style="solid" style:text-underline-width="auto" style:text-underline-color="font-color" fo:font-weight="bold" officeooo:rsid="0000e75b" style:font-size-asian="18pt" style:font-weight-asian="bold" style:font-size-complex="18pt" style:font-weight-complex="bold"/>
    </style:style>
    <style:style style:name="T2" style:family="text">
      <style:text-properties fo:color="#000000" fo:font-size="13pt" fo:language="zxx" fo:country="none" fo:font-weight="bold" officeooo:rsid="0002126c" style:font-size-asian="13pt" style:font-weight-asian="bold" style:font-size-complex="13pt" style:font-weight-complex="bold"/>
    </style:style>
    <style:style style:name="T3" style:family="text">
      <style:text-properties fo:color="#000000" fo:font-size="13pt" fo:language="zxx" fo:country="none" fo:font-weight="bold" officeooo:rsid="000e4ef9" style:font-size-asian="13pt" style:font-weight-asian="bold" style:font-size-complex="13pt" style:font-weight-complex="bold"/>
    </style:style>
    <style:style style:name="T4" style:family="text">
      <style:text-properties fo:color="#000000" fo:font-size="14pt" fo:language="zxx" fo:country="none" fo:font-weight="bold" officeooo:rsid="00135938" style:font-size-asian="14pt" style:font-weight-asian="bold" style:font-size-complex="14pt" style:font-weight-complex="bold"/>
    </style:style>
    <style:style style:name="T5" style:family="text">
      <style:text-properties fo:font-size="13pt" style:text-underline-style="none" officeooo:rsid="0002126c" style:font-size-asian="11.3500003814697pt" style:font-size-complex="13pt"/>
    </style:style>
    <style:style style:name="T6" style:family="text">
      <style:text-properties fo:color="#666666" fo:font-size="13pt" fo:language="zxx" fo:country="none" fo:font-weight="bold" officeooo:rsid="0002126c" style:font-size-asian="13pt" style:font-weight-asian="bold" style:font-size-complex="13pt" style:font-weight-complex="bold"/>
    </style:style>
    <style:style style:name="T7" style:family="text">
      <style:text-properties fo:color="#666666" fo:font-size="13pt" fo:language="zxx" fo:country="none" fo:font-weight="bold" officeooo:rsid="000e4ef9" style:font-size-asian="13pt" style:font-weight-asian="bold" style:font-size-complex="13pt" style:font-weight-complex="bold"/>
    </style:style>
    <style:style style:name="T8" style:family="text">
      <style:text-properties fo:color="#666666" fo:font-size="13pt" fo:language="zxx" fo:country="none" fo:font-weight="bold" officeooo:rsid="000ecbbc" style:font-size-asian="13pt" style:font-weight-asian="bold" style:font-size-complex="13pt" style:font-weight-complex="bold"/>
    </style:style>
    <style:style style:name="T9" style:family="text">
      <style:text-properties fo:color="#666666" fo:font-size="13pt" fo:language="zxx" fo:country="none" officeooo:rsid="000e4ef9" style:font-size-asian="13pt" style:font-size-complex="13pt"/>
    </style:style>
    <style:style style:name="T10" style:family="text">
      <style:text-properties fo:color="#666666" fo:font-size="13pt" fo:language="zxx" fo:country="none" officeooo:rsid="00135938" style:font-size-asian="13pt" style:font-size-complex="13pt"/>
    </style:style>
    <style:style style:name="T11" style:family="text">
      <style:text-properties fo:color="#666666" fo:font-size="13pt" fo:language="zxx" fo:country="none" officeooo:rsid="0013e1eb" style:font-size-asian="13pt" style:font-size-complex="13pt"/>
    </style:style>
    <style:style style:name="T12" style:family="text">
      <style:text-properties fo:color="#666666" fo:language="zxx" fo:country="none" fo:font-weight="bold" style:font-weight-asian="bold" style:font-weight-complex="bold"/>
    </style:style>
    <style:style style:name="T13" style:family="text">
      <style:text-properties fo:language="zxx" fo:country="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LinuxDevice Driver</text:span></text:p>
      <text:p text:style-name="P1"/>
      <text:list xml:id="list5231703390616885270" text:style-name="L1">
        <text:list-item>
          <text:p text:style-name="P2">What is LKM ?</text:p>
        </text:list-item>
      </text:list>
      <text:list xml:id="list8142165985508046963" text:style-name="L2">
        <text:list-item>
          <text:p text:style-name="P5">Linux Kernel modules are pieces of code that can be loaded and unloaded into the kernel upon demand. They extend the functionality of the kernel without the need to reboot the system .</text:p>
        </text:list-item>
        <text:list-item>
          <text:p text:style-name="P5">Since we are loading these codes at runtime and they are not part of the official Linux kernel, these are called loadable kernel module(LKM) .</text:p>
        </text:list-item>
      </text:list>
      <text:p text:style-name="P6"/>
      <text:p text:style-name="P6"/>
      <text:list xml:id="list6447714519506915324" text:style-name="L3">
        <text:list-item>
          <text:p text:style-name="P3">What is base kernel and LKM ?</text:p>
          <text:p text:style-name="P7">A: <text:s text:c="3"/>Base kernel(linux official kernel) is located in /boot directory and is always loaded when we boot <text:s/>our machine whereas LKMs are loaded after the base kernel is already loaded .</text:p>
          <text:p text:style-name="P7"/>
          <text:p text:style-name="P7">LKM are very much part of our kernel and they communicate with base kernel to complete their functions.</text:p>
          <text:p text:style-name="P7"/>
        </text:list-item>
        <text:list-item>
          <text:p text:style-name="P4">What is system call ?</text:p>
        </text:list-item>
      </text:list>
      <text:list xml:id="list1141066415003735578" text:style-name="L4">
        <text:list-header>
          <text:p text:style-name="P8"><text:span text:style-name="T5">A: <text:s/></text:span><text:span text:style-name="T13">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 .</text:span></text:p>
          <text:p text:style-name="P8"><text:span text:style-name="T13"/></text:p>
        </text:list-header>
        <text:list-item>
          <text:p text:style-name="P9"><text:span text:style-name="T2">Difference between Kernel Module and Kernel drives ?</text:span></text:p>
          <text:p text:style-name="P9"><text:span text:style-name="T6">A : </text:span><text:span text:style-name="T12">A kernel module is a bit of compiled code that can be inserted into the kernel at run-time, such as with</text:span><text:span text:style-name="Source_20_Text"><text:span text:style-name="T12">insmod</text:span></text:span><text:span text:style-name="T12"> or </text:span><text:span text:style-name="Source_20_Text"><text:span text:style-name="T12">modprobe .</text:span></text:span></text:p>
          <text:p text:style-name="P9"><text:span text:style-name="Source_20_Text"><text:span text:style-name="T12"/></text:span></text:p>
          <text:p text:style-name="P9"><text:span text:style-name="Source_20_Text"><text:span text:style-name="T12">A driver is a bit of code that runs in the kernel to talk to some hardware device. It “drives” the hardware. Most every bit of hardware in your computer has an associated driver.</text:span></text:span></text:p>
          <text:p text:style-name="P9"><text:span text:style-name="Source_20_Text"><text:span text:style-name="T12"/></text:span></text:p>
        </text:list-item>
        <text:list-item>
          <text:p text:style-name="P10"><text:span text:style-name="Source_20_Text"><text:span text:style-name="T3">What is printk() ?</text:span></text:span></text:p>
          <text:p text:style-name="P10"><text:span text:style-name="Source_20_Text"><text:span text:style-name="T8">A: </text:span></text:span><text:span text:style-name="Source_20_Text"><text:span text:style-name="T7">Printk</text:span></text:span><text:span text:style-name="Source_20_Text"><text:span text:style-name="T8">() </text:span></text:span><text:span text:style-name="Source_20_Text"><text:span text:style-name="T7">lets you classify messages according to their severity by associating different loglevels, or priorities, with the messages. You usually indicate the loglevel with a macro. I will explain about the macros now. There are several macros used for printk .</text:span></text:span></text:p>
        </text:list-item>
      </text:list>
      <text:p text:style-name="P11"><text:span text:style-name="Source_20_Text"><text:span text:style-name="T7"/></text:span></text:p>
      <text:p text:style-name="P11"><text:span text:style-name="Source_20_Text"><text:span text:style-name="T7"><text:tab/></text:span></text:span><text:span text:style-name="Source_20_Text"><text:span text:style-name="Strong_20_Emphasis"><text:span text:style-name="T9">KERN_EMERG</text:span></text:span></text:span><text:span text:style-name="Source_20_Text"><text:span text:style-name="T7"> : Used for emergency messages, usually those <text:s text:c="3"/><text:tab/><text:tab/><text:tab/> <text:s text:c="3"/>that precede a crash.</text:span></text:span></text:p>
      <text:p text:style-name="P11"><text:span text:style-name="Source_20_Text"><text:span text:style-name="T7"><text:tab/></text:span></text:span><text:span text:style-name="Source_20_Text"><text:span text:style-name="Strong_20_Emphasis"><text:span text:style-name="T9">KERN_ALERT: </text:span></text:span></text:span><text:span text:style-name="Strong_20_Emphasis"><text:span text:style-name="T9">Situation requiring immediate action.</text:span></text:span></text:p>
      <text:p text:style-name="P12"><text:span text:style-name="Strong_20_Emphasis"><text:span text:style-name="T9"><text:tab/>KERN_CRIT:<text:tab/>Critical conditions, often related to serious hardware or <text:tab/><text:tab/><text:tab/><text:tab/><text:tab/>software failures.</text:span></text:span></text:p>
      <text:p text:style-name="P12"><text:span text:style-name="Strong_20_Emphasis"><text:span text:style-name="T9"><text:tab/>KERN_ERR: <text:s text:c="2"/>Used to report error conditions; device drivers often <text:tab/><text:tab/><text:tab/><text:tab/><text:tab/> <text:s text:c="3"/>use </text:span></text:span><text:span text:style-name="Strong_20_Emphasis"><text:span text:style-name="Teletype"><text:span text:style-name="T9">KERN_ERR </text:span></text:span></text:span><text:span text:style-name="Strong_20_Emphasis"><text:span text:style-name="T9">to report hardware difficulties.</text:span></text:span></text:p>
      <text:p text:style-name="P12"><text:soft-page-break/><text:span text:style-name="Strong_20_Emphasis"><text:span text:style-name="T9"><text:s text:c="12"/>KERN_WARNING : Warnings about problematic situations that do not, in <text:tab/><text:tab/><text:tab/><text:tab/><text:tab/><text:tab/>themselves, create serious problems with the system.</text:span></text:span></text:p>
      <text:p text:style-name="P12"><text:span text:style-name="Strong_20_Emphasis"><text:span text:style-name="T9"><text:s text:c="12"/>KERN_NOTICE: Situations that are normal, but still worthy of note. A <text:tab/><text:tab/><text:tab/><text:tab/>number of security-related conditions are reported at this level.</text:span></text:span></text:p>
      <text:p text:style-name="P12"><text:span text:style-name="Strong_20_Emphasis"><text:span text:style-name="T9"><text:tab/>KERN_INFO: <text:s/>Informational messages. Many drivers print information about <text:tab/><text:tab/><text:tab/>the hardware they find at startup time at this level.</text:span></text:span></text:p>
      <text:p text:style-name="P13"><text:span text:style-name="Strong_20_Emphasis"><text:span text:style-name="T9"><text:tab/>KERN_DEBUG: Used for debugging messages.</text:span></text:span></text:p>
      <text:list xml:id="list1658473173000016446" text:style-name="L8">
        <text:list-item>
          <text:p text:style-name="P14"><text:bookmark text:name="Difference_between_printf_and_printk"/><text:span text:style-name="Strong_20_Emphasis"><text:span text:style-name="T3">Difference between printf and printk ?</text:span></text:span></text:p>
          <text:p text:style-name="P14"><text:span text:style-name="Strong_20_Emphasis"><text:span text:style-name="T7">Printk() is a kernel level function, which has the ability to print out to different loglevels as defined in . We can see the prints using dmesg command.</text:span></text:span></text:p>
          <text:p text:style-name="P14"><text:span text:style-name="Strong_20_Emphasis"><text:span text:style-name="T7">Printf() will always print to a file descriptor – STD_OUT. We can see the prints in STD_OUT console.</text:span></text:span></text:p>
          <text:p text:style-name="P14"><text:span text:style-name="Strong_20_Emphasis"><text:span text:style-name="T7"/></text:span></text:p>
        </text:list-item>
        <text:list-item>
          <text:p text:style-name="P15"><text:span text:style-name="Strong_20_Emphasis"><text:span text:style-name="T4">Hello_world <text:s/>Example:</text:span></text:span></text:p>
        </text:list-item>
      </text:list>
      <text:p text:style-name="P12"><text:span text:style-name="Strong_20_Emphasis"><text:span text:style-name="T9"><text:tab/></text:span></text:span><text:span text:style-name="Strong_20_Emphasis"><text:span text:style-name="T10">insmod : To load a Kernel Module, use the </text:span></text:span><text:span text:style-name="Strong_20_Emphasis"><text:span text:style-name="Source_20_Text"><text:span text:style-name="T10">insmod </text:span></text:span></text:span><text:span text:style-name="Strong_20_Emphasis"><text:span text:style-name="T10">command with root <text:tab/><text:tab/><text:tab/> <text:s text:c="5"/>privileges. When modules load </text:span></text:span><text:span text:style-name="Strong_20_Emphasis"><text:span text:style-name="T11">it executes module_init function .</text:span></text:span></text:p>
      <text:p text:style-name="P12"><text:span text:style-name="Strong_20_Emphasis"><text:span text:style-name="T10"><text:tab/></text:span></text:span><text:span text:style-name="Strong_20_Emphasis"><text:span text:style-name="T11">r</text:span></text:span><text:span text:style-name="Strong_20_Emphasis"><text:span text:style-name="T10">mmod : </text:span></text:span><text:span text:style-name="Strong_20_Emphasis"><text:span text:style-name="T11">To unload kernel Module. Use rmmod command with root <text:tab/>privileges <text:s text:c="2"/></text:span></text:span></text:p>
      <text:p text:style-name="P16"><text:span text:style-name="Strong_20_Emphasis"><text:span text:style-name="T11"><text:tab/><text:tab/><text:tab/>when module unload it executes module_exit function .</text:span></text:span></text:p>
      <text:p text:style-name="P16"><text:span text:style-name="Strong_20_Emphasis"><text:span text:style-name="T11"><text:s/><text:tab/>lsmod : list of loaded modules</text:span></text:span></text:p>
      <text:p text:style-name="P16"><text:span text:style-name="Strong_20_Emphasis"><text:span text:style-name="T11"><text:tab/>modinfo : gives information about the module or driver (Licence ,author , <text:tab/><text:tab/><text:tab/> <text:s text:c="4"/>description and version)</text:span></text:span></text:p>
      <text:p text:style-name="P12"><text:span text:style-name="Strong_20_Emphasis"><text:span text:style-name="T10"/></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2"><text:span text:style-name="Strong_20_Emphasis"><text:span text:style-name="T9"/></text:span></text:p>
      <text:p text:style-name="P11"><text:soft-page-break/><text:span text:style-name="Source_20_Text"><text:span text:style-name="Strong_20_Emphasis"><text:span text:style-name="T9"/></text:span></text:span></text:p>
      <text:p text:style-name="P11"><text:span text:style-name="Source_20_Text"><text:span text:style-name="T7"/></text:span></text:p>
      <text:p text:style-name="P11"><text:span text:style-name="Source_20_Tex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15:01:52.932840041</meta:creation-date>
    <dc:date>2019-04-13T15:49:40.564798410</dc:date>
    <meta:editing-duration>PT1H16M16S</meta:editing-duration>
    <meta:editing-cycles>4</meta:editing-cycles>
    <meta:generator>LibreOffice/5.1.6.2$Linux_X86_64 LibreOffice_project/10m0$Build-2</meta:generator>
    <meta:document-statistic meta:table-count="0" meta:image-count="0" meta:object-count="0" meta:page-count="3" meta:paragraph-count="37" meta:word-count="538" meta:character-count="3198" meta:non-whitespace-character-count="2604"/>
  </office:meta>
</office:document-meta>
</file>